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fulfilledRolesException.getRol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fulfilledRolesException.causeMayBeSessionExpi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fulfilledRolesException.UnfulfilledRolesException( String [ ] roleNames , String rolesList , String actionName , FlowController f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fulfilledRolesException.getMessagePa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nfulfilledRolesException.sendResponseErrorCode(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fulfilledRolesException.getMessage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